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fo:font-style="normal" style:font-style-asian="normal" style:font-style-complex="normal"/>
    </style:style>
    <style:style style:name="T4" style:family="text">
      <style:text-properties style:text-line-through-style="solid" fo:font-style="normal" style:text-underline-style="none" style:font-style-asian="normal" style:font-style-complex="normal"/>
    </style:style>
    <style:style style:name="T5" style:family="text">
      <style:text-properties style:text-line-through-style="none" fo:font-style="normal" style:font-style-asian="normal" style:font-style-complex="normal"/>
    </style:style>
    <style:style style:name="T6" style:family="text">
      <style:text-properties style:text-line-through-style="none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line-through-style="none"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0FF4_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0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, Hebrew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1890</text:p>
      <text:p text:style-name="P4">Month<text:tab/><text:tab/><text:tab/><text:tab/><text:tab/><text:tab/>March</text:p>
      <text:p text:style-name="P4">Year<text:tab/><text:tab/><text:tab/><text:tab/><text:tab/><text:tab/>1890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text:tab/><text:tab/><text:tab/><text:tab/>Y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8</text:p>
      <text:p text:style-name="P4">Number of Sheets<text:tab/><text:tab/><text:tab/><text:tab/>3</text:p>
      <text:p text:style-name="P4">Fragment<text:tab/><text:tab/><text:tab/><text:tab/><text:tab/></text:p>
      <text:p text:style-name="P4">Pagination <text:tab/><text:tab/><text:tab/><text:tab/><text:tab/>Y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Letterhead]</text:p>
      <text:p text:style-name="P2">S. MORAIS,/</text:p>
      <text:p text:style-name="P2">546 N. Fifth St./</text:p>
      <text:p text:style-name="P5">Philadelphia<text:span text:style-name="T2">,<text:tab/><text:tab/>/</text:span></text:p>
      <text:p text:style-name="P6"><text:span text:style-name="T2"/></text:p>
      <text:p text:style-name="P6"><text:span text:style-name="T2">[Front Cover]</text:span></text:p>
      <text:p text:style-name="P7"><text:span text:style-name="T2">For Sabbath Ha-gadol/</text:span></text:p>
      <text:p text:style-name="P7"><text:span text:style-name="T2">[Hebrew]/</text:span></text:p>
      <text:p text:style-name="P7"><text:span text:style-name="T2"/></text:p>
      <text:p text:style-name="P6"><text:span text:style-name="T2">[Page 1]</text:span></text:p>
      <text:p text:style-name="P5">Philadelphia,<text:span text:style-name="T2"> March (/) 90/</text:span></text:p>
      <text:p text:style-name="P6"><text:span text:style-name="T2">Brethre. <text:s/>The </text:span><text:span text:style-name="T3">extraordinary</text:span><text:span text:style-name="T5"> unusual home-service of Passover, which a time-honored custom has/ made universal among observant Israelites, may be divided/ into three sections; namely, the historical, the legendary and, the devotional./ <text:s/>The latter bears the palm in my judgment for fitness and for beauty. <text:s/>Na-/-turally, the young who are supposed to follow the head of the family in/ the recital of the events which gave occasion to the com-/-memorative bread lying then upon the table, will feel interested,/ </text:span><text:span text:style-name="T3">the</text:span><text:span text:style-name="T5"> the most, in the stirring narrative of the suffering of bondmen, </text:span><text:span text:style-name="T3">of</text:span><text:span text:style-name="T5"> in that of their redemption/ and </text:span><text:span text:style-name="T3">the onward march to freedom.</text:span><text:span text:style-name="T5"> in the folk lore which it has </text:span><text:span text:style-name="T3">brought forth</text:span><text:span text:style-name="T5"> originated. <text:s/>Childish as the/ idea may seem, I would even approve of a pictorial book,/ illustrating various passages </text:span><text:span text:style-name="T3">read from the Pentateuch</text:span><text:span text:style-name="T5"> in the/ home service, so as to create a </text:span><text:span text:style-name="T3">lasting</text:span><text:span text:style-name="T5"> deeper impression. <text:s/>Some of/ my hearers, may perhaps, remember how rivetted[sic!] was their/ attention in their early days upon the woodcuts, </text:span><text:soft-page-break/><text:span text:style-name="T5">representing,/ for instance, Joseph--, not ashamed of his </text:span><text:span text:style-name="T3">descent</text:span><text:span text:style-name="T5"> parentage and connections, introducing his old father, and </text:span><text:span text:style-name="T3">some</text:span><text:span text:style-name="T5"> five/ of his shepherd brothers to the mighty King of Egypt; or the/ </text:span><text:span text:style-name="T3">burdens of the</text:span><text:span text:style-name="T5"> Hebrews under a new dynasty carrying heavy burdens, or the/ commanding looks of Moses in the act of lending/ forth the </text:span><text:span text:style-name="T3">enslaved</text:span><text:span text:style-name="T5"> miraculously enfranchised tribes; or the Rabbis sitting the whole night to discuss God's miracles. <text:s/>Whatever is calculated to keep/</text:span></text:p>
      <text:p text:style-name="P6"><text:span text:style-name="T5"/></text:p>
      <text:p text:style-name="P6"><text:span text:style-name="T5">[Page 2]</text:span></text:p>
      <text:p text:style-name="P6"><text:span text:style-name="T5">alive among our offspring the memory of the common origin and/ marvellous[sic!] preservation of a people, that reckons its age/ by thousands of years, is highly commendable, </text:span><text:span text:style-name="T3">in my judgment</text:span><text:span text:style-name="T5"> from a Jewish stand point./ <text:s/>Still, </text:span><text:span text:style-name="T3">I consider as in my judgment</text:span><text:span text:style-name="T5"> I consider as the most important part of the/ home service, </text:span><text:span text:style-name="T3">is</text:span><text:span text:style-name="T5"> that in which all the participants, raising/ the brimful cup, jointly say, "let us sing before God/ the national song: Hallelujah [Hebrew], The six magni-/-ficent psalms, to which the Talmudists rightly applied/ the </text:span><text:span text:style-name="T3">name</text:span><text:span text:style-name="T5"> title of "Hallel"--hymn of praise--, have not come/ down to posterity with the name of their author, or authors./ <text:s/>Accordingly, the Sages differ </text:span><text:span text:style-name="T3">in their opinon</text:span><text:span text:style-name="T5"> in their opinions as to the/ persons from whose genius those poetical effusions </text:span><text:span text:style-name="T3">issued</text:span><text:span text:style-name="T5"> emanated./ <text:s/>At this distance of time, we do not feel specially dis-/-posed to search with critical acumen, whether David/ wrote them, as well as he undoubtedly penned very many others,/ embodied in the Psalter whatever the German school may assert to the contrary, or whether those compositions/ date from later periods. <text:s/>Enough, that we are </text:span><text:span text:style-name="T3">mortal-</text:span><text:span text:style-name="T5">/ </text:span><text:span text:style-name="T3">-ly</text:span><text:span text:style-name="T5"> raised heavenward with our minds by the sublimity of thoughts and purity of/ diction </text:span><text:span text:style-name="T3">and being So and for my being so</text:span><text:span text:style-name="T5"> &amp; because we are so devotionally influenced, we recog-/-nize the wisdom that set those productions apart/ as a prominent feature in the ritual of Israel, on/ very memorable days in our annals.</text:span><text:span text:style-name="T3"> even the Hallel</text:span><text:span text:style-name="T5">/ </text:span></text:p>
      <text:p text:style-name="P6"><text:span text:style-name="T5"/></text:p>
      <text:p text:style-name="P6"><text:span text:style-name="T5">[Page 3]</text:span></text:p>
      <text:p text:style-name="P6"><text:span text:style-name="T5">What struck me forcibly in perusing the Talmudical/ discussions upon the authorship of the Hallel, is a sen-/-tence which evidences a broadness of views in the Sages,/ that few would be ready to give them credit for. <text:s/>I will/ </text:span><text:span text:style-name="T3">tell</text:span><text:span text:style-name="T5"> relate the circumstance as stated. <text:s/>Rabbi Ishmael--/ highly esteemed among his learned colleagues--was taken/ ill. <text:s/></text:span><text:span text:style-name="T3">Till a certain</text:span><text:span text:style-name="T5"> Until he had attained a mature age, he had sat at the feet of a/ parent, whose sayings had become authoritative. <text:s/>Hence a/ lively wish was entertained </text:span><text:span text:style-name="T3">by his successors</text:span><text:span text:style-name="T5"> to </text:span><text:span text:style-name="T3">get</text:span><text:span text:style-name="T5"> become acquaint/-ted with </text:span><text:span text:style-name="T3">all</text:span><text:span text:style-name="T5"> much which the departed Sage had taught his son. <text:s/>Judah/ the Prince--who laid out the plan for perpetuating the/ oral law as in the Mishnah--upon hearing </text:span><text:span text:style-name="T3">of</text:span><text:span text:style-name="T5"> that Rabbi/ Ishmael </text:span><text:span text:style-name="T3">in sickness</text:span><text:span text:style-name="T5"> his </text:span><text:span text:style-name="T3">teacher was college</text:span><text:span text:style-name="T5"> academical associate, was sick, sent anxious inquiries with this/ message: "Since you are unable to come to the college,/ I beg that you will tell us two or three of the sayings/ in which your illustrious parent excelled." <text:s/>Rabbi/ Ishmael answered: "My father, commenting on the/ shortest of all psalms--which is the fifth in the Hallel-/made the following remarks: 'It is not clear/</text:span></text:p>
      <text:p text:style-name="P6"><text:span text:style-name="T5"/></text:p>
      <text:p text:style-name="P6"><text:span text:style-name="T5">[Page 4]</text:span></text:p>
      <text:p text:style-name="P6"><text:span text:style-name="T5">why the inspired author should have invited hea-/-thens to sing to Israel's God, and ot have urged/ them to do so for the motive that he alleges, as we/ read: [Hebrew] "Praise the Lord all ye nations; extol him all/ ye peoples, </text:span><text:span text:style-name="T3">for</text:span><text:span text:style-name="T5"> because His loving kindness towards us is/ surpassingly great, and the truth of the Lord endureth/ for ever." <text:s/>Is it reasonable to believe that those who/ denied the One God we adore, who oppressed us and sought our extermination for that very motive, will thank/ the Arbiter of human affairs, because their unrighteous schemes/ did not succeed, and we have outlived all manner of per-/secutions? <text:s/>Aye: even so, a time shall arrive when/ nations that held us in </text:span><text:span text:style-name="T3">bondage</text:span><text:span text:style-name="T5"> thraldom will come hesistatingly forward,/ doubting if we </text:span><text:span text:style-name="T3">will</text:span><text:span text:style-name="T5"> consent to accept their offer of fraternal/ conciliation, but we will welcome it, just as read-/-ily from such, as, like the Egyptians, tyrannized/ over us, as from others that did not </text:span><text:span text:style-name="T3">deny us all [?] from</text:span><text:span text:style-name="T5">/ </text:span><text:span text:style-name="T3">human right, and allowed us to thrive</text:span><text:span text:style-name="T5"> treat us so vilely". <text:s/>Brethren. <text:s/>A noble/ thought was this to which Rabbi Jose father of R./ Ishmael gave utterance--a </text:span><text:soft-page-break/><text:span text:style-name="T5">thought scarcely to be/ expected from a Sage who lived </text:span><text:span text:style-name="T3">in times</text:span><text:span text:style-name="T5"> when/ nations, boasting of their enlightenment, called/ all peoples, except their own, "barbarians"./</text:span></text:p>
      <text:p text:style-name="P6"><text:span text:style-name="T5"/></text:p>
      <text:p text:style-name="P6"><text:span text:style-name="T5">[Page 5]</text:span></text:p>
      <text:p text:style-name="P6"><text:span text:style-name="T5">If we have </text:span><text:span text:style-name="T3">a</text:span><text:span text:style-name="T5"> cause to admire the author of the/ psalm, </text:span><text:span text:style-name="T3">who anticipated of by many centuries</text:span><text:span text:style-name="T5"> for having enunciated the/ sublime principle of a final universal brotherhood,/ flowing from </text:span><text:span text:style-name="T3">a</text:span><text:span text:style-name="T5"> the knowledge of a Divine fatherhood, which Christianity/ </text:span><text:span text:style-name="T3">unjustly</text:span><text:span text:style-name="T5"> unwarrantedly claims as its own creation, we must give all/ honor to the expositor of the psalm for the broad-/-ness of his views. <text:s/>In his mind gentilism and/ Judaism will </text:span><text:span text:style-name="T3">in future</text:span><text:span text:style-name="T5"> ultimately </text:span><text:span text:style-name="T3">finally</text:span><text:span text:style-name="T5"> sit together in unison/ of feelings to rehears the glory of the One all-/saving God, heralded throughout the world by a race </text:span><text:span text:style-name="T3">[?]</text:span><text:span text:style-name="T5"> unjustly proscribed. <text:s/>[Hebrew] I admit that the Rabbis/ subsequent qualification, </text:span><text:span text:style-name="T3">seem to</text:span><text:span text:style-name="T5"> destroys in a measure/ his liberalism, for after having shown that/ Israel, restored to salvation by the enduring truth/ of the Lord, will forget past wrongs and harmonize/ with its former oppressors, he sets a limit to that/ cosmopolitan idea, by excluding one nation from/ that universal fraternization--Rome, under the/ pseudonym of Edom. <text:s/>But in order to account/ for that exclusion, we must </text:span><text:span text:style-name="T3">re</text:span><text:span text:style-name="T5">call back to memory/ what Rome was then to Judea. <text:s/>Egypt had/ indeed enslaved us cruelly </text:span><text:span text:style-name="T3">from</text:span><text:span text:style-name="T5"> for fear that as we increased in number we might/ ally ourselves to her foreign enemies, yet, Moses/</text:span></text:p>
      <text:p text:style-name="P6"><text:span text:style-name="T5"/></text:p>
      <text:p text:style-name="P6"><text:span text:style-name="T5">[Page 6]</text:span></text:p>
      <text:p text:style-name="P6"><text:span text:style-name="T5">recommended not to despise the Egyptian, since/ our ancestors found once a home in his land [Hebrew] Assyria,/ and Babylon her successor, had dragged us into </text:span><text:span text:style-name="T3">exile</text:span><text:span text:style-name="T5"> captivity,/ </text:span><text:span text:style-name="T3">through</text:span><text:span text:style-name="T5"> to punish a shortsighted policy which led our ancient/ rulers to make a league with the political foes/ of those formidable Powers; yet, Isaiah declared our/ captors God's handiwork [Hebrew], but the boastful/ mistress of the known world in the days of antiquity/ </text:span><text:span text:style-name="T3">from</text:span><text:span text:style-name="T5"> wicked Rome--</text:span><text:span text:style-name="T3">had</text:span><text:span text:style-name="T5"> forced herself by stealth upon our own/ country, trod on our liberties with an iron heel; </text:span><text:span text:style-name="T3">send</text:span><text:span text:style-name="T5"> sent her cohorts to trample on our dearest/ rights. <text:s/>Her spies were ubiquitous to discover imaginary causes/ which might incite </text:span><text:span text:style-name="T3">carnage</text:span><text:span text:style-name="T5"> a slaughter. <text:s/>Who more ferocious than Pilate at the rising leader of Christianity; who more monstrous than [?] Rufus, the procurations of Judea, </text:span><text:span text:style-name="T3">slaughtering</text:span><text:span text:style-name="T5"> cutting down our people when flocking from all parts of the land to the Temple on Passover and </text:span><text:span text:style-name="T3">[?]</text:span><text:span text:style-name="T5"> other high holidays. <text:s/>Mothers carried to the/ rack, would be asked: Of what crime </text:span><text:span text:style-name="T3">they had</text:span><text:span text:style-name="T5"> have you been/ convicted?, and the reply was: "We determined that our/ male children shall enter the covenant of Abraham." <text:s/>Aged</text:span><text:span text:style-name="T3">,</text:span><text:span text:style-name="T5">/ Sires, </text:span><text:span text:style-name="T3">subjected</text:span><text:span text:style-name="T5"> brought to the cross, would answer to the querist,/ that they suffered martyrdom because they preferred </text:span><text:span text:style-name="T3">to</text:span><text:span text:style-name="T5">/ </text:span><text:span text:style-name="T3">obey</text:span><text:span text:style-name="T5"> the law of </text:span><text:span text:style-name="T3">God rather than submit</text:span><text:span text:style-name="T5"> Moses to the despotic/ ordinances of a Trajan or a Hadrian. <text:s/>Rabbi Jose him-/-self, the Talmudical expositor of the psalm to which/ I have referred, escaped torture and death by flight./ <text:s/>Under circumstances so insufferable, it would have been/</text:span></text:p>
      <text:p text:style-name="P6"><text:span text:style-name="T5"/></text:p>
      <text:p text:style-name="P6"><text:span text:style-name="T5">[Page 7]</text:span></text:p>
      <text:p text:style-name="P6"><text:span text:style-name="T5">more than human to have looked upon the tyrannic/ empire which throttled Judaism, with kindly, with friendly/ sentiments. <text:s/>For the maxim</text:span><text:span text:style-name="T3">s</text:span><text:span text:style-name="T5"> that we must love our/ enemies, </text:span><text:span text:style-name="T3">and pray for them that persecute us</text:span><text:span text:style-name="T5">, sounds/ </text:span><text:span text:style-name="T3">glorious sublime</text:span><text:span text:style-name="T5"> most glorious in theory, but it is impracticable, and there-/-fore it has no room in the Hebrew cannon; it/ belongs to the impossibilities of the new testament,/ though it is absolutely untrue that </text:span><text:span text:style-name="T3">we have been</text:span><text:span text:style-name="T5"> Moses has asked us to hate our enemies./ <text:s/>An intelligent young acquaintance of mine remarked/ last week in my presence, while speaking of the home ritual for the Passover evenings, that he strongly objected/ to a sentence occuring[sic!] in it, namely: "Pour forth Thy/ wrath upon heathens who know Thee not, and upon/ kingdoms who call not on Thy name." <text:s/>He consider-/-ed </text:span><text:span text:style-name="T3">it</text:span><text:span text:style-name="T5"> that utterance as dictated by a spirit of vindictiveness, ill-agreeing/ with the teachings of our Bible, urging us to assist/ him that hates us to unload his burden, to give him/ bread if he is hungry, and water if he is thirsty,/ but I drew the attention of the youth who objected,/ to the origin of that verse, emanating </text:span><text:span text:style-name="T3">as it did</text:span><text:span text:style-name="T5"> </text:span><text:span text:style-name="T3">originally</text:span><text:span text:style-name="T5"> at first from Jeremiah &amp; copied/ </text:span><text:span text:style-name="T3">from</text:span><text:span text:style-name="T5"> by an </text:span><text:span text:style-name="T3">Hebrew who lamented</text:span><text:span text:style-name="T5"> exile </text:span><text:soft-page-break/><text:span text:style-name="T5">who </text:span><text:span text:style-name="T3">naturally</text:span><text:span text:style-name="T5"> most keenly felt the destruction of his/ native land and a cruel banishment, for so the passage/ ends in psalm 79th. <text:s/>"They have consumed </text:span><text:span text:style-name="T3">Israel</text:span><text:span text:style-name="T5"> Jacob/ and made his comely habitation desolate."/</text:span></text:p>
      <text:p text:style-name="P6"><text:span text:style-name="T5"/></text:p>
      <text:p text:style-name="P6"><text:span text:style-name="T5">[Page 8]</text:span></text:p>
      <text:p text:style-name="P6"><text:span text:style-name="T5">We cannot, without sinning of hypocrisy, use endearing terms towards those who/ occasioned our national or personal ruin, though we must/ try to suppress our feelings of resentment, in order to help such when/ in distress. <text:s/>The compiler of the </text:span><text:span text:style-name="T6">Hagadah</text:span><text:span text:style-name="T7"> may have/ introduced that sentence, for which, however, he did/ not have Talmudical authority, because unhappily Pass-/-over was in his time, and is even now in some benighted/ localities, a plea for devouring our people's substance and/ </text:span><text:span text:style-name="T4">overthrowing</text:span><text:span text:style-name="T7"> tearing down their homes, under an infamous blood accusation./ But we American Jews, reading that Biblical verse/ simply in conformity with the accepted ritual,/ have no allusion even to the Antisemites, to [?], to [?], to [?] who fain/ would </text:span><text:span text:style-name="T4">put us</text:span><text:span text:style-name="T7"> ostracise[sic!] us and </text:span><text:span text:style-name="T4">drag</text:span><text:span text:style-name="T7"> force us into ghettos. <text:s/>In the language </text:span><text:span text:style-name="T4">of</text:span><text:span text:style-name="T7"> attributed to their man god we exclaim "Father forgive them, for they know not what they do." <text:s/>Joyful for the fran-/-chises here enjoyed, thankful to Providence for/ blessings innumerable in this country consecrated to liberty, we raise the typical cups/ of wine at our festive board, saying to one another "let us sing together the/ national song Hallelujah." <text:s/>May we always/ </text:span><text:span text:style-name="T4">so</text:span><text:span text:style-name="T7"> extol the Lord, whose truth endureth for ever,/ for His gracious favor unto us so </text:span><text:span text:style-name="T4">has been</text:span><text:span text:style-name="T7"> surpassingly/ great, and may </text:span><text:span text:style-name="T4">joyfull</text:span><text:span text:style-name="T7"> the triumphant day speedily dawn,/ when men of all nations, recognizing the truths/ in our sake keeping, </text:span><text:span text:style-name="T4">will</text:span><text:span text:style-name="T7"> shall say: "We will go with you/ for we have heard that God is with you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3T12:06:43.10</meta:creation-date>
    <dc:date>2012-07-23T13:48:08</dc:date>
    <dc:creator>Penn Libraries</dc:creator>
    <meta:editing-duration>PT00H10M3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2065" meta:character-count="12683"/>
  </office:meta>
</office:document-meta>
</file>